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Preformatted_20_Text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language="da" fo:country="DK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da" fo:country="DK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fo:language="da" fo:country="DK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style:font-name="Times New Roman" fo:language="da" fo:country="DK" fo:font-weight="normal" style:language-asian="zxx" style:country-asian="none" style:font-weight-asian="normal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Hovedopgave</text:p>
      <text:p text:style-name="P3">KEA, datamatiker, DAT21A-NY</text:p>
      <text:p text:style-name="P1"/>
      <text:p text:style-name="P1"/>
      <text:p text:style-name="P7">Kasper Scott Jensen</text:p>
      <text:p text:style-name="P4">kasp324f@stud.kea.dk</text:p>
      <text:p text:style-name="P1"/>
      <text:p text:style-name="P1"/>
      <text:p text:style-name="P4">https://github.com/kasperscottjensen/fi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Indholdsfortegnelse</text:p>
      <text:p text:style-name="P4"/>
      <text:p text:style-name="P5">1. Indledning.........................................................................................................................................1</text:p>
      <text:p text:style-name="P5">2. Problemformulering.........................................................................................................................2</text:p>
      <text:p text:style-name="P5"><text:tab/>2.1 Indledning...........................................................................................................................2</text:p>
      <text:p text:style-name="P5"><text:tab/>2.2 Problemformulering............................................................................................................2</text:p>
      <text:p text:style-name="P5"><text:tab/>2.3 Metode................................................................................................................................2</text:p>
      <text:p text:style-name="P5"><text:tab/>2.4 Forventet resultat................................................................................................................2</text:p>
      <text:p text:style-name="P5">3. Kundeintroduktion............................................................................................................................3</text:p>
      <text:p text:style-name="P5">4. Overblik............................................................................................................................................4</text:p>
      <text:p text:style-name="P5"><text:tab/>4.1 Vision..................................................................................................................................4</text:p>
      <text:p text:style-name="P5"><text:tab/>4.2 Omfang og krav..................................................................................................................4</text:p>
      <text:p text:style-name="P5"><text:tab/>4.3 Scope...................................................................................................................................5</text:p>
      <text:p text:style-name="P5"><text:tab/>4.4 Skalérbarhed.......................................................................................................................5</text:p>
      <text:p text:style-name="P5">5. Metode..............................................................................................................................................6</text:p>
      <text:p text:style-name="P5"><text:tab/>5.1 Fremgangsmåde..................................................................................................................6</text:p>
      <text:p text:style-name="P5"><text:tab/>5.2 Teknologier.........................................................................................................................6</text:p>
      <text:p text:style-name="P5"><text:tab/>5.3 Prototyping.........................................................................................................................7</text:p>
      <text:p text:style-name="P5"><text:tab/>5.4 Product Backlog..................................................................................................................8</text:p>
      <text:p text:style-name="P5"><text:tab/>5.5 Udvikling............................................................................................................................8</text:p>
      <text:p text:style-name="P6"><text:tab/><text:tab/><text:span text:style-name="T1">5.5.1 Sprint 1: 13. - 19. november................................................................................9</text:span></text:p>
      <text:list xml:id="list4989441379305567568" text:style-name="L1">
        <text:list-item>
          <text:list>
            <text:list-item>
              <text:list>
                <text:list-header>
                  <text:p text:style-name="P9">5.5.2 Sprint 2: 20. - 26. november................................................................................9</text:p>
                </text:list-header>
              </text:list>
            </text:list-item>
          </text:list>
        </text:list-item>
      </text:list>
      <text:p text:style-name="P8"><text:tab/><text:tab/>5.5.3 Sprint 3: 27. november – 3. december...............................................................10</text:p>
      <text:p text:style-name="P8"><text:tab/><text:tab/>5.5.4 Sprint 4: 4. - 10. december.................................................................................10</text:p>
      <text:p text:style-name="P8"><text:tab/><text:tab/>5.5.5 Sprint 5: 11. - 17. december...............................................................................11</text:p>
      <text:p text:style-name="P8"><text:tab/><text:tab/>5.5.6 Sprint 6: 18. - 24. december...............................................................................11</text:p>
      <text:p text:style-name="P8">6. Produkt...........................................................................................................................................12</text:p>
      <text:list xml:id="list8433138136417630261" text:style-name="L2">
        <text:list-item>
          <text:list>
            <text:list-item>
              <text:p text:style-name="P10">Plugins..............................................................................................................................12</text:p>
            </text:list-item>
            <text:list-item>
              <text:p text:style-name="P10">Gennemgang af vigtige features.......................................................................................13</text:p>
              <text:list>
                <text:list-header>
                  <text:p text:style-name="P10">6.2.1 Brugerhåndtering og -autentificering................................................................13</text:p>
                </text:list-header>
              </text:list>
            </text:list-item>
          </text:list>
        </text:list-item>
      </text:list>
      <text:p text:style-name="P8"><text:tab/><text:tab/>6.2.2 Databaser............................................................................................................16</text:p>
      <text:p text:style-name="P8"><text:tab/><text:tab/>6.2.3 Kalender og ønskeliste.......................................................................................17</text:p>
      <text:p text:style-name="P8"><text:tab/><text:tab/>6.2.4 Navigation (sitemap)..........................................................................................18</text:p>
      <text:p text:style-name="P8"><text:tab/><text:tab/>6.2.5 Personlig profil og indstillinger.........................................................................19</text:p>
      <text:p text:style-name="P8"><text:soft-page-break/><text:span text:style-name="T1"/></text:p>
      <text:p text:style-name="P8"><text:tab/><text:tab/>6.2.6 Sikkerhed og personlige oplysninger.................................................................20</text:p>
      <text:p text:style-name="P8">7. Diskussion......................................................................................................................................21</text:p>
      <text:p text:style-name="P8"><text:tab/><text:tab/>7.1 Udfordringer.........................................................................................................21</text:p>
      <text:p text:style-name="P8"><text:tab/><text:tab/><text:tab/>7.1.1 Tidshåndtering.......................................................................................21</text:p>
      <text:p text:style-name="P8"><text:tab/><text:tab/><text:tab/>7.1.2 Fokus......................................................................................................21</text:p>
      <text:p text:style-name="P8"><text:tab/><text:tab/>7.2 Mangler.................................................................................................................22</text:p>
      <text:p text:style-name="P8"><text:tab/><text:tab/><text:tab/>7.2.1 Test.........................................................................................................22</text:p>
      <text:p text:style-name="P8"><text:tab/><text:tab/><text:tab/>7.2.2 Udvid til flere teams...............................................................................22</text:p>
      <text:p text:style-name="P8"><text:tab/><text:tab/><text:tab/>7.2.3 Administratorpanel.................................................................................22</text:p>
      <text:p text:style-name="P8"><text:tab/><text:tab/><text:tab/>7.2.4 Algoritme...............................................................................................22</text:p>
      <text:p text:style-name="P8"><text:tab/><text:tab/><text:tab/>7.2.5 Supportsystem........................................................................................23</text:p>
      <text:p text:style-name="P8">8. Konklusion.....................................................................................................................................24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1-05T03:46:29.09</dc:date>
    <dc:creator>Kasper Jensen</dc:creator>
    <meta:generator>OpenOffice/4.1.14$Win32 OpenOffice.org_project/4114m1$Build-9811</meta:generator>
    <meta:editing-duration>PT38M3S</meta:editing-duration>
    <meta:editing-cycles>8</meta:editing-cycles>
    <meta:document-statistic meta:table-count="0" meta:image-count="0" meta:object-count="0" meta:page-count="3" meta:paragraph-count="50" meta:word-count="150" meta:character-count="5818"/>
  </office:meta>
</office:document-meta>
</file>